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font-size="36pt" style:font-size-asian="36pt" style:font-size-complex="36pt"/>
    </style:style>
    <style:style style:name="P10"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1" style:family="paragraph">
      <loext:graphic-properties draw:fill="none"/>
    </style:style>
    <style:style style:name="P12"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50%" fo:text-align="center" fo:text-indent="0cm"/>
      <style:text-properties fo:font-size="10pt" style:font-size-asian="10pt" style:font-size-complex="10pt"/>
    </style:style>
    <style:style style:name="P14"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10pt" style:font-size-asian="10pt" style:font-size-complex="10pt"/>
    </style:style>
    <style:style style:name="P15"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7"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size="42pt" style:font-size-asian="42pt" style:font-size-complex="42pt"/>
    </style:style>
    <style:style style:name="T11" style:family="text">
      <style:text-properties fo:font-variant="normal" fo:text-transform="none" fo:color="#2f2f2f" loext:opacity="100%" style:text-outline="false" style:text-line-through-style="none" style:text-line-through-type="none" style:text-position="0% 100%" style:font-name="Segoe UI Black" fo:font-size="48pt" fo:letter-spacing="normal" fo:language="en" fo:country="US"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6cm" svg:y="7.198cm" presentation:class="title" presentation:user-transformed="true">
          <draw:text-box>
            <text:p text:style-name="P3"><text:span text:style-name="T4">手动接入</text:span><text:span text:style-name="T4">DeepSeek</text:span><text:span text:style-name="T4">大模型</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0" draw:layer="layout" svg:width="26.858cm" svg:height="3.598cm" svg:x="3.615cm" svg:y="7.402cm">
          <text:p text:style-name="P9"><text:span text:style-name="T9">👉 获取</text:span><text:span text:style-name="T9">DeepSeek API_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9.763cm" svg:height="1.906cm" svg:x="7.886cm" svg:y="11.391cm">
          <draw:text-box>
            <text:p><text:span text:style-name="T10">https://www.deepseek.com/</text:span></text:p>
          </draw:text-box>
        </draw:fram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6" draw:text-style-name="P12" draw:layer="layout" svg:width="26.858cm" svg:height="3.598cm" svg:x="3.937cm" svg:y="6.706cm">
          <text:p text:style-name="P9"><text:span text:style-name="T9">👉 DeepSeek</text:span><text:span text:style-name="T9">接入文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19.763cm" svg:height="1.906cm" svg:x="8.528cm" svg:y="11.444cm">
          <draw:text-box>
            <text:p><text:span text:style-name="T10">https://www.deepseek.com/</text:span></text:p>
          </draw:text-box>
        </draw:frame>
        <presentation:notes draw:style-name="dp3">
          <office:forms form:automatic-focus="false" form:apply-design-mode="false"/>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7" draw:text-style-name="P12" draw:layer="layout" svg:width="26.858cm" svg:height="3.598cm" svg:x="3.642cm" svg:y="7.938cm">
          <text:p text:style-name="P9"><text:span text:style-name="T9">👉 步骤：新建</text:span><text:span text:style-name="T9">WebApi</text:span><text:span text:style-name="T9">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2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8" draw:text-style-name="P12" draw:layer="layout" svg:width="26.858cm" svg:height="3.598cm" svg:x="3.642cm" svg:y="7.938cm">
          <text:p text:style-name="P9"><text:span text:style-name="T9">👉 步骤：用</text:span><text:span text:style-name="T9">Cursor</text:span><text:span text:style-name="T9">打开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9" draw:text-style-name="P12" draw:layer="layout" svg:width="26.858cm" svg:height="3.598cm" svg:x="3.642cm" svg:y="7.938cm">
          <text:p text:style-name="P9"><text:span text:style-name="T9">👉 步骤：新建</text:span><text:span text:style-name="T9">Input Model</text:span><text:span text:style-name="T9">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0" draw:text-style-name="P12" draw:layer="layout" svg:width="26.858cm" svg:height="3.598cm" svg:x="3.642cm" svg:y="7.938cm">
          <text:p text:style-name="P9"><text:span text:style-name="T9">👉 步骤：新建控制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1" draw:text-style-name="P12" draw:layer="layout" svg:width="26.858cm" svg:height="3.598cm" svg:x="3.642cm" svg:y="7.938cm">
          <text:p text:style-name="P9"><text:span text:style-name="T9">👉 步骤：接入</text:span><text:span text:style-name="T9">IHttpClient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12" draw:text-style-name="P12" draw:layer="layout" svg:width="26.858cm" svg:height="3.598cm" svg:x="3.642cm" svg:y="7.938cm">
          <text:p text:style-name="P9"><text:span text:style-name="T9">👉 步骤：完成类型客户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3" draw:text-style-name="P14" draw:layer="layout" svg:width="26.858cm" svg:height="3.598cm" svg:x="3.642cm" svg:y="7.938cm">
          <text:p text:style-name="P13"><text:span text:style-name="T9">👉 步骤：完成接入</text:span><text:span text:style-name="T9">DeepSeek</text:span><text:span text:style-name="T9">代码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4" draw:text-style-name="P14" draw:layer="layout" svg:width="26.858cm" svg:height="3.598cm" svg:x="3.642cm" svg:y="7.938cm">
          <text:p text:style-name="P13"><text:span text:style-name="T9">👉 步骤：测试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8">🚀 </text:span><text:span text:style-name="T11">拓展</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5" draw:text-style-name="P16" draw:layer="layout" svg:width="26.858cm" svg:height="3.598cm" svg:x="4.098cm" svg:y="6.25cm">
          <text:p text:style-name="P15"><text:span text:style-name="T9">👉 微软技术栈中接入</text:span><text:span text:style-name="T9">LLM</text:span><text:span text:style-name="T9">大模型有更好的解决方案</text:span><text:span text:style-name="T9">: Semantic Kernel ,</text:span><text:span text:style-name="T9">后面我们会推出微软的</text:span><text:span text:style-name="T9">AI</text:span><text:span text:style-name="T9">解决方案</text:span><text:span text:style-name="T9">Semantic Kernel</text:span><text:span text:style-name="T9">的实战课</text:span><text:span text:style-name="T9">,</text:span><text:span text:style-name="T9">敬请大家等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17"><text:span text:style-name="T12">Thank You</text:span></text:p>
          </draw:text-box>
        </draw:frame>
        <draw:frame draw:name="Picture Placeholder 4" draw:style-name="gr16"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4"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6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8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7T21:29:16.484293300</dc:date>
    <meta:editing-cycles>323</meta:editing-cycles>
    <dc:title>.NET软件开发工程师AI进化课</dc:title>
    <meta:editing-duration>P1DT11H47M6S</meta:editing-duration>
    <meta:generator>LibreOffice/25.2.4.3$Windows_X86_64 LibreOffice_project/33e196637044ead23f5c3226cde09b47731f7e27</meta:generator>
    <meta:document-statistic meta:object-count="119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